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6600" fo:font-size="14pt" officeooo:rsid="00042946" officeooo:paragraph-rsid="00042946" style:font-size-asian="14pt" style:font-size-complex="14pt"/>
    </style:style>
    <style:style style:name="P2" style:family="paragraph" style:parent-style-name="Standard">
      <style:text-properties fo:font-size="14pt" fo:font-weight="bold" officeooo:rsid="00042946" officeooo:paragraph-rsid="00042946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cc0000" fo:font-size="14pt" officeooo:rsid="00042946" officeooo:paragraph-rsid="00042946" style:font-size-asian="14pt" style:font-size-complex="14pt"/>
    </style:style>
    <style:style style:name="T1" style:family="text">
      <style:text-properties officeooo:rsid="00066ac2"/>
    </style:style>
    <style:style style:name="T2" style:family="text">
      <style:text-properties officeooo:rsid="00066e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дготовка среды:</text:p>
      <text:p text:style-name="P1">- установил gulp</text:p>
      <text:p text:style-name="P1">- <text:span text:style-name="T1">установил Smart-grid</text:span></text:p>
      <text:p text:style-name="P1">- <text:span text:style-name="T1">установил gulp-less</text:span></text:p>
      <text:p text:style-name="P1">- <text:span text:style-name="T1">установил browserSync</text:span></text:p>
      <text:p text:style-name="P3">- <text:span text:style-name="T2">настроить пут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22:21:43.797715808</meta:creation-date>
    <dc:date>2018-11-27T22:57:56.279870061</dc:date>
    <meta:editing-duration>PT15M57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7" meta:character-count="115" meta:non-whitespace-character-count="104"/>
  </office:meta>
</office:document-meta>
</file>